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3650" officeooo:paragraph-rsid="00173650"/>
    </style:style>
    <style:style style:name="P2" style:family="paragraph" style:parent-style-name="Standard">
      <style:text-properties officeooo:rsid="0018c8e4" officeooo:paragraph-rsid="0018c8e4"/>
    </style:style>
    <style:style style:name="P3" style:family="paragraph" style:parent-style-name="Standard">
      <style:text-properties officeooo:rsid="0018c8e4" officeooo:paragraph-rsid="001fddb4"/>
    </style:style>
    <style:style style:name="P4" style:family="paragraph" style:parent-style-name="Standard">
      <style:text-properties officeooo:rsid="0019e272" officeooo:paragraph-rsid="0019e272"/>
    </style:style>
    <style:style style:name="P5" style:family="paragraph" style:parent-style-name="Standard">
      <style:text-properties officeooo:rsid="0019e272" officeooo:paragraph-rsid="001fddb4"/>
    </style:style>
    <style:style style:name="P6" style:family="paragraph" style:parent-style-name="Standard">
      <style:text-properties officeooo:rsid="001d86d6" officeooo:paragraph-rsid="001d86d6"/>
    </style:style>
    <style:style style:name="P7" style:family="paragraph" style:parent-style-name="Standard">
      <style:text-properties officeooo:rsid="001e070b" officeooo:paragraph-rsid="001e070b"/>
    </style:style>
    <style:style style:name="P8" style:family="paragraph" style:parent-style-name="Standard">
      <style:text-properties fo:font-weight="bold" officeooo:rsid="001e070b" officeooo:paragraph-rsid="001e070b" style:font-weight-asian="bold" style:font-weight-complex="bold"/>
    </style:style>
    <style:style style:name="P9" style:family="paragraph" style:parent-style-name="Standard">
      <style:text-properties officeooo:rsid="0021732a" officeooo:paragraph-rsid="0021732a"/>
    </style:style>
    <style:style style:name="P10" style:family="paragraph" style:parent-style-name="Standard" style:list-style-name="L1">
      <style:text-properties officeooo:rsid="0021732a" officeooo:paragraph-rsid="0021732a"/>
    </style:style>
    <style:style style:name="P11" style:family="paragraph" style:parent-style-name="Standard" style:list-style-name="L1">
      <style:text-properties officeooo:rsid="0019e272" officeooo:paragraph-rsid="001c3330"/>
    </style:style>
    <style:style style:name="P12" style:family="paragraph" style:parent-style-name="Standard" style:list-style-name="L1">
      <style:text-properties officeooo:rsid="001c3330" officeooo:paragraph-rsid="001c3330"/>
    </style:style>
    <style:style style:name="P13" style:family="paragraph" style:parent-style-name="Standard" style:list-style-name="L1">
      <style:text-properties officeooo:rsid="001d86d6" officeooo:paragraph-rsid="001d86d6"/>
    </style:style>
    <style:style style:name="P14" style:family="paragraph" style:parent-style-name="Standard" style:list-style-name="L2">
      <style:text-properties officeooo:rsid="001d86d6" officeooo:paragraph-rsid="001d86d6"/>
    </style:style>
    <style:style style:name="P15" style:family="paragraph" style:parent-style-name="Standard">
      <style:text-properties fo:font-weight="bold" officeooo:rsid="001e070b" officeooo:paragraph-rsid="001e070b" style:font-weight-asian="bold" style:font-weight-complex="bold"/>
    </style:style>
    <style:style style:name="P16" style:family="paragraph" style:parent-style-name="Standard">
      <style:text-properties fo:font-weight="bold" officeooo:rsid="002532f4" officeooo:paragraph-rsid="002532f4" style:font-weight-asian="bold" style:font-weight-complex="bold"/>
    </style:style>
    <style:style style:name="T1" style:family="text">
      <style:text-properties officeooo:rsid="0018c8e4"/>
    </style:style>
    <style:style style:name="T2" style:family="text">
      <style:text-properties officeooo:rsid="0019e272"/>
    </style:style>
    <style:style style:name="T3" style:family="text">
      <style:text-properties fo:font-style="italic" style:font-style-asian="italic" style:font-style-complex="italic"/>
    </style:style>
    <style:style style:name="T4" style:family="text">
      <style:text-properties fo:font-style="italic" officeooo:rsid="0019e272" style:font-style-asian="italic" style:font-style-complex="italic"/>
    </style:style>
    <style:style style:name="T5" style:family="text">
      <style:text-properties officeooo:rsid="001aa78f"/>
    </style:style>
    <style:style style:name="T6" style:family="text">
      <style:text-properties fo:font-style="normal" officeooo:rsid="0019e272" style:font-style-asian="normal" style:font-style-complex="normal"/>
    </style:style>
    <style:style style:name="T7" style:family="text">
      <style:text-properties officeooo:rsid="001d86d6"/>
    </style:style>
    <style:style style:name="T8" style:family="text">
      <style:text-properties officeooo:rsid="001e070b"/>
    </style:style>
    <style:style style:name="T9" style:family="text">
      <style:text-properties officeooo:rsid="001fddb4"/>
    </style:style>
    <style:style style:name="T10" style:family="text">
      <style:text-properties officeooo:rsid="00208f79"/>
    </style:style>
    <style:style style:name="T11" style:family="text">
      <style:text-properties officeooo:rsid="0021732a"/>
    </style:style>
    <style:style style:name="T12" style:family="text">
      <style:text-properties officeooo:rsid="0021ee93"/>
    </style:style>
    <style:style style:name="T13" style:family="text">
      <style:text-properties officeooo:rsid="002532f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troduction</text:p>
      <text:p text:style-name="P1"/>
      <text:p text:style-name="P1">Some models are inherently interpretable. An example of this is a linear model, like the one below:</text:p>
      <text:p text:style-name="P1"/>
      <text:p text:style-name="P9">[Model]</text:p>
      <text:p text:style-name="P1"/>
      <text:p text:style-name="P1">Or, in ordinary language:</text:p>
      <text:p text:style-name="P1"/>
      <text:p text:style-name="P9">[Explanation]</text:p>
      <text:p text:style-name="P1"/>
      <text:p text:style-name="P1">You can see what each term is doing to the overall prediction, and (conditional on being familiar with the quantities in question) roughly how important each of them are. A proper discussion of the benefits of interpretability deserves its own post, but for now <text:span text:style-name="T1">I’ll treat it as axiomatic that – all else equal – it is usually better to be able to see what you’re doing.</text:span></text:p>
      <text:p text:style-name="P1"/>
      <text:p text:style-name="P1">However, most models aren’t that straightforward. A typical tree-based model, <text:span text:style-name="T1">as produced by the popular model-building algorithm XGBoost,</text:span> looks like this:</text:p>
      <text:p text:style-name="P1"/>
      <text:p text:style-name="P9">[Picture of 5 XGB trees]</text:p>
      <text:p text:style-name="P1"/>
      <text:p text:style-name="P1">. . . and so on for 9<text:span text:style-name="T2">5</text:span> more trees.</text:p>
      <text:p text:style-name="P1"/>
      <text:p text:style-name="P1">This is <text:span text:style-name="T1">not inherently interpretable. No human could hold it in their head and make sense of it. People who use models like this are forced to analyze their output to get a (limited) sense of how they work.</text:span></text:p>
      <text:p text:style-name="P1"/>
      <text:p text:style-name="P2">The main cause of uninterpretability here is<text:span text:style-name="T2"> interaction*. If the decision trees that comprise this model were of depth 1 (‘decision stumps’), then no matter how many of them there were, you could sum up the effect of each variable with a graph like this:</text:span></text:p>
      <text:p text:style-name="P2"/>
      <text:p text:style-name="P9">[PDP graph]</text:p>
      <text:p text:style-name="P2"/>
      <text:p text:style-name="P4">This wouldn’t be quite as interpretable as a linear model, but it would still be pretty good; while you couldn’t take in the entire model at a glance, you would still be able to see exactly how each individual feature affects the outcome.</text:p>
      <text:p text:style-name="P2"/>
      <text:p text:style-name="P4"><text:span text:style-name="T12">However</text:span>, in a complex system, effects of variables are <text:span text:style-name="T5">modified </text:span>by <text:span text:style-name="T5">other variables. While we should regard an algorithm that says “I’ve found a three-way interaction in this dataset, please use it to help inform your decisions” with some fraction of the skepticism we’d show a sociologist saying the same thing, frequently datasets are large enough and signals strong enough that we actually can meaningfully model interactions. So in these cases, models without the capacity to model interactions will underperform those which can.</text:span></text:p>
      <text:p text:style-name="P2"/>
      <text:p text:style-name="P3">Does this doom inherently interpretable models to inferiority? Probably. But there is <text:span text:style-name="T3">l</text:span><text:span text:style-name="T4">ess</text:span><text:span text:style-name="T2"> doom than you might think. The remainder of this essay provides N synthetic scenarios in which problems </text:span><text:span text:style-name="T6">other </text:span><text:span text:style-name="T2">than interaction cause high-treedepth models to outperform, and shows how they can be addressed without increasing treedepth.</text:span></text:p>
      <text:p text:style-name="P3"/>
      <text:p text:style-name="P5">I do this to support the following implications:</text:p>
      <text:list xml:id="list2820108316608465420" text:style-name="L1">
        <text:list-item>
          <text:p text:style-name="P10">These problems are present in at least some real-world tree-based models, and are at least somewhat responsible for at least some of the performance gap between high- and low-treedepth models.</text:p>
        </text:list-item>
        <text:list-item>
          <text:p text:style-name="P11"><text:soft-page-break/>For a given dataset, the gap between the performance of conventional tree-based models and the best inherently interpretable model may be smaller than you think.</text:p>
        </text:list-item>
        <text:list-item>
          <text:p text:style-name="P12"><text:span text:style-name="T7">For a given dataset, t</text:span>he maximum treedepth required for optimum performance <text:span text:style-name="T9">by a tree-based model</text:span> <text:span text:style-name="T7">may be</text:span> lower than you think.</text:p>
        </text:list-item>
        <text:list-item>
          <text:p text:style-name="P13">At least a few real-world models which appear to <text:span text:style-name="T11">benefit from</text:span> treedepth&gt;1 can probably have their performance matched by inherently interpretable models once these problems are addressed.</text:p>
        </text:list-item>
      </text:list>
      <text:p text:style-name="P6"><text:span text:style-name="T9">Additionally, I hope to lend credence to the following s</text:span>peculations:</text:p>
      <text:list xml:id="list7599440760411778960" text:style-name="L2">
        <text:list-item>
          <text:p text:style-name="P14">Many real-world models which appear to need treedepth&gt;1 could have their performance matched (or exceeded!) by inherently interpretable models <text:span text:style-name="T8">(possibly constructed with a handful of simple interactions on top of the independent feature effects) </text:span>once these problems are addressed.</text:p>
        </text:list-item>
        <text:list-item>
          <text:p text:style-name="P14">Aspects of this <text:span text:style-name="T12">simplifying </text:span>approach <text:span text:style-name="T12">could be applied to</text:span> neural nets and <text:span text:style-name="T12">even more complex modelling paradigms</text:span>.</text:p>
        </text:list-item>
      </text:list>
      <text:p text:style-name="P2"/>
      <text:p text:style-name="P7">So, what <text:span text:style-name="T9">non-interaction reasons might a tree-based model have for having high treedepth?</text:span></text:p>
      <text:p text:style-name="P2"/>
      <text:p text:style-name="P8"><text:span text:style-name="T10">H</text:span>igh treedepth <text:span text:style-name="T10">can</text:span> <text:span text:style-name="T13">compensate for low tree counts and learning rates</text:span></text:p>
      <text:p text:style-name="P7"/>
      <text:p text:style-name="P7"><text:span text:style-name="T10">Error</text:span>, in some cases.</text:p>
      <text:p text:style-name="P7"/>
      <text:p text:style-name="P8">High treedepth can compensate fo<text:span text:style-name="T13">r</text:span> <text:span text:style-name="T12">jaggedness in individual feature effects</text:span></text:p>
      <text:p text:style-name="P7"/>
      <text:p text:style-name="P8">High treedepth can compensate for <text:span text:style-name="T10">incorrect</text:span> linkages</text:p>
      <text:p text:style-name="P7"/>
      <text:p text:style-name="P8">High treedepth can compensate for <text:span text:style-name="T10">multiple populations</text:span></text:p>
      <text:p text:style-name="P7"/>
      <text:p text:style-name="P8">High treedepth can compensate for outliers/underdisper<text:span text:style-name="T10">sed error distributions</text:span></text:p>
      <text:p text:style-name="P8"/>
      <text:p text:style-name="P16">The Asymmetree</text:p>
      <text:p text:style-name="P8"/>
      <text:p text:style-name="P16">Analysis/Specul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0T22:50:44.472955453</meta:creation-date>
    <dc:date>2020-09-24T13:03:34.155844905</dc:date>
    <meta:editing-duration>PT1H26M43S</meta:editing-duration>
    <meta:editing-cycles>4</meta:editing-cycles>
    <meta:generator>LibreOffice/5.2.7.2$Linux_X86_64 LibreOffice_project/20m0$Build-2</meta:generator>
    <meta:document-statistic meta:table-count="0" meta:image-count="0" meta:object-count="0" meta:page-count="2" meta:paragraph-count="32" meta:word-count="631" meta:character-count="3955" meta:non-whitespace-character-count="3360"/>
  </office:meta>
</office:document-meta>
</file>